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4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801cm"/>
    </style:style>
    <style:style style:name="Tableau1.B" style:family="table-column">
      <style:table-column-properties style:column-width="10.793cm"/>
    </style:style>
    <style:style style:name="Tableau1.C" style:family="table-column">
      <style:table-column-properties style:column-width="2cm"/>
    </style:style>
    <style:style style:name="Tableau1.F" style:family="table-column">
      <style:table-column-properties style:column-width="1.4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727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0" style:family="table-row">
      <style:table-row-properties fo:background-color="transparent">
        <style:background-image/>
      </style:table-row-properties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18c284d" officeooo:paragraph-rsid="018c284d" style:font-weight-asian="bold" style:font-weight-complex="bold"/>
    </style:style>
    <style:style style:name="P2" style:family="paragraph" style:parent-style-name="Standard">
      <style:text-properties officeooo:rsid="01315b80"/>
    </style:style>
    <style:style style:name="P3" style:family="paragraph" style:parent-style-name="Table_20_Contents">
      <style:text-properties fo:color="#2a6099" loext:opacity="100%"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2a6099" loext:opacity="100%" style:font-name="Arial1" fo:font-size="10pt" fo:font-weight="bold" officeooo:rsid="018d8272" officeooo:paragraph-rsid="018d8272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2a6099" loext:opacity="100%" style:font-name="Arial1" fo:font-size="10pt" fo:font-weight="bold" officeooo:rsid="01b1761d" officeooo:paragraph-rsid="01b1761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pt" style:text-underline-style="none" fo:font-weight="bold" officeooo:rsid="018d8272" officeooo:paragraph-rsid="018d8272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use-window-font-color="true" loext:opacity="0%" style:font-name="Arial1" fo:font-size="11pt" fo:font-weight="normal" officeooo:rsid="00f57a75" officeooo:paragraph-rsid="00f57a75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loext:opacity="0%" style:font-name="Arial1" fo:font-size="11pt" fo:font-weight="normal" officeooo:rsid="00f69037" officeooo:paragraph-rsid="00f69037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use-window-font-color="true" loext:opacity="0%" style:font-name="Arial1" fo:font-size="11pt" fo:font-weight="normal" officeooo:rsid="00f89d1d" officeooo:paragraph-rsid="00f89d1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normal" officeooo:rsid="018d8272" officeooo:paragraph-rsid="014db189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use-window-font-color="true" loext:opacity="0%" style:font-name="Arial1" fo:font-size="11pt" fo:font-weight="normal" officeooo:rsid="018d8272" officeooo:paragraph-rsid="018d8272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use-window-font-color="true" loext:opacity="0%" style:font-name="Arial1" fo:font-size="11pt" fo:font-weight="normal" officeooo:rsid="014f9996" officeooo:paragraph-rsid="014f9996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use-window-font-color="true" loext:opacity="0%" style:font-name="Arial1" fo:font-size="11pt" fo:font-weight="normal" officeooo:rsid="018dd0c1" officeooo:paragraph-rsid="018dd0c1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use-window-font-color="true" loext:opacity="0%" style:font-name="Arial1" fo:font-size="11pt" fo:font-weight="normal" officeooo:rsid="018f3174" officeooo:paragraph-rsid="018f3174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font-weight="normal" officeooo:rsid="019f9f2c" officeooo:paragraph-rsid="019f9f2c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font-weight="normal" officeooo:rsid="01a1b663" officeooo:paragraph-rsid="01a1b663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font-weight="normal" officeooo:rsid="017a83bc" officeooo:paragraph-rsid="017bc147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font-weight="normal" officeooo:rsid="01a67265" officeooo:paragraph-rsid="01a6726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font-weight="normal" officeooo:rsid="01a86607" officeooo:paragraph-rsid="01a8660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font-weight="normal" officeooo:rsid="01a8f218" officeooo:paragraph-rsid="01a8f218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b75df1" officeooo:paragraph-rsid="01b75df1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font-weight="normal" officeooo:rsid="01a1b663" officeooo:paragraph-rsid="01a1b663" fo:background-color="transparent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8f3174" officeooo:paragraph-rsid="018f3174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5663e" officeooo:paragraph-rsid="01a5663e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8d8272" officeooo:paragraph-rsid="018d8272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2acbd" officeooo:paragraph-rsid="01a2acbd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75df1" officeooo:paragraph-rsid="01b75df1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75df1" officeooo:paragraph-rsid="01b75df1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fo:color="#ff0000" loext:opacity="100%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ff0000" loext:opacity="100%" style:font-name="Arial1" fo:font-size="11pt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ff0000" loext:opacity="100%" style:font-name="Arial1" fo:font-size="11pt" fo:font-weight="bold" officeooo:rsid="00f0ee28" officeooo:paragraph-rsid="00f0ee28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font-weight="bold" officeooo:rsid="01b75df1" officeooo:paragraph-rsid="01b75df1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able_20_Contents">
      <style:text-properties fo:color="#ff0000" loext:opacity="100%" style:font-name="Arial1" fo:font-size="11pt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able_20_Contents">
      <style:text-properties fo:color="#ff0000" loext:opacity="100%" style:font-name="Arial1" fo:font-size="11pt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fc5c00" loext:opacity="100%" style:font-name="Arial1" fo:font-size="11pt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18a303" loext:opacity="100%" style:font-name="Arial1" fo:font-size="11pt" fo:font-weight="bold" officeooo:rsid="018d8272" officeooo:paragraph-rsid="014f9996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18a303" loext:opacity="100%" style:font-name="Arial1" fo:font-size="11pt" fo:font-weight="bold" officeooo:rsid="018d8272" officeooo:paragraph-rsid="018d8272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18a303" loext:opacity="100%" style:font-name="Arial1" fo:font-size="11pt" fo:font-weight="bold" officeooo:rsid="01a8f218" officeooo:paragraph-rsid="01a8f218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c9211e" loext:opacity="100%" style:font-name="Arial1" fo:font-size="11pt" fo:font-weight="bold" officeooo:rsid="017a83bc" officeooo:paragraph-rsid="017a83bc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c9211e" loext:opacity="100%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c9211e" loext:opacity="100%" style:font-name="Arial1" fo:font-size="11pt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font-weight="bold" officeooo:rsid="0164db04" officeooo:paragraph-rsid="0164db04" style:font-size-asian="11pt" style:font-weight-asian="bold" style:font-size-complex="11pt" style:font-weight-complex="bold"/>
    </style:style>
    <style:style style:name="T1" style:family="text">
      <style:text-properties officeooo:rsid="01b0579e"/>
    </style:style>
    <style:style style:name="T2" style:family="text">
      <style:text-properties officeooo:rsid="01b967d9"/>
    </style:style>
    <style:style style:name="T3" style:family="text">
      <style:text-properties officeooo:rsid="01baf3c3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9b6dbf"/>
    </style:style>
    <style:style style:name="T11" style:family="text">
      <style:text-properties officeooo:rsid="019dc3ea"/>
    </style:style>
    <style:style style:name="T12" style:family="text">
      <style:text-properties officeooo:rsid="01a5663e"/>
    </style:style>
    <style:style style:name="T13" style:family="text">
      <style:text-properties officeooo:rsid="01a8f218"/>
    </style:style>
    <style:style style:name="T14" style:family="text">
      <style:text-properties officeooo:rsid="01aac84c"/>
    </style:style>
    <style:style style:name="T15" style:family="text">
      <style:text-properties officeooo:rsid="01b1761d"/>
    </style:style>
    <style:style style:name="T16" style:family="text">
      <style:text-properties officeooo:rsid="01bb3d45"/>
    </style:style>
    <style:style style:name="T17" style:family="text">
      <style:text-properties officeooo:rsid="01bca22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 table:style-name="TableLine94918712405728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3">Désignations</text:p>
          </table:table-cell>
          <table:table-cell table:style-name="Tableau1.A1" office:value-type="string">
            <text:p text:style-name="P4">Préparé ?</text:p>
          </table:table-cell>
          <table:table-cell table:style-name="Tableau1.A1" office:value-type="string">
            <text:p text:style-name="P4">Début </text:p>
          </table:table-cell>
          <table:table-cell table:style-name="Tableau1.A1" office:value-type="string">
            <text:p text:style-name="P4">Fin </text:p>
          </table:table-cell>
          <table:table-cell table:style-name="Tableau1.F1" office:value-type="string">
            <text:p text:style-name="P5">D(sem)</text:p>
          </table:table-cell>
        </table:table-row>
        <table:table-row table:style-name="Tableau1.2">
          <table:table-cell table:style-name="Tableau1.A2" office:value-type="string">
            <text:p text:style-name="P59">1</text:p>
          </table:table-cell>
          <table:table-cell table:style-name="Tableau1.A2" office:value-type="string">
            <text:p text:style-name="P58">PERIODE 1 <text:span text:style-name="T15">( 7 sem)</text:span></text:p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>20220822</text:p>
          </table:table-cell>
          <table:table-cell table:style-name="Tableau1.A2" office:value-type="string">
            <text:p text:style-name="P58">20221008</text:p>
          </table:table-cell>
          <table:table-cell table:style-name="Tableau1.F2" table:formula="ooow:sum&lt;F3:F10&gt;" office:value-type="float" office:value="1">
            <text:p text:style-name="P60">1,0</text:p>
          </table:table-cell>
        </table:table-row>
        <table:table-row table:style-name="TableLine94918690124288">
          <table:table-cell table:style-name="Tableau1.A3" table:formula="ooow:&lt;A2&gt;+1" office:value-type="float" office:value="2">
            <text:p text:style-name="P62">2</text:p>
          </table:table-cell>
          <table:table-cell table:style-name="Tableau1.B50" office:value-type="string">
            <text:p text:style-name="P65"><text:span text:style-name="T17">00-</text:span>Prise de contacte <text:span text:style-name="T16">(Fiche de renseignement)</text:span></text:p>
          </table:table-cell>
          <table:table-cell table:style-name="Tableau1.C3" office:value-type="string">
            <text:p text:style-name="P64"/>
          </table:table-cell>
          <table:table-cell table:style-name="Tableau1.D3" office:value-type="string">
            <text:p text:style-name="P23">20220822</text:p>
          </table:table-cell>
          <table:table-cell table:style-name="Tableau1.E3" office:value-type="string">
            <text:p text:style-name="P23">20220827</text:p>
          </table:table-cell>
          <table:table-cell table:style-name="Tableau1.F3" office:value-type="float" office:value="0.5">
            <text:p text:style-name="P24">0,5</text:p>
          </table:table-cell>
        </table:table-row>
        <table:table-row table:style-name="TableLine94918711617024">
          <table:table-cell table:style-name="Tableau1.A4" table:formula="ooow:&lt;A3&gt;+1" office:value-type="float" office:value="3">
            <text:p text:style-name="P62">3</text:p>
          </table:table-cell>
          <table:table-cell table:style-name="Tableau1.B50" office:value-type="string">
            <text:p text:style-name="P63"/>
          </table:table-cell>
          <table:table-cell table:style-name="Tableau1.C4" office:value-type="string">
            <text:p text:style-name="P64"/>
          </table:table-cell>
          <table:table-cell table:style-name="Tableau1.D4" office:value-type="string">
            <text:p text:style-name="P11"/>
          </table:table-cell>
          <table:table-cell table:style-name="Tableau1.E4" office:value-type="string">
            <text:p text:style-name="P11"/>
          </table:table-cell>
          <table:table-cell table:style-name="Tableau1.F4" office:value-type="float" office:value="0.5">
            <text:p text:style-name="P24">0,5</text:p>
          </table:table-cell>
        </table:table-row>
        <table:table-row table:style-name="TableLine94918711182848">
          <table:table-cell table:style-name="Tableau1.A5" table:formula="ooow:&lt;A4&gt;+1" office:value-type="float" office:value="4">
            <text:p text:style-name="P38">4</text:p>
          </table:table-cell>
          <table:table-cell table:style-name="Tableau1.B50" office:value-type="string">
            <text:p text:style-name="P11"/>
          </table:table-cell>
          <table:table-cell table:style-name="Tableau1.C5" office:value-type="string">
            <text:p text:style-name="P12"/>
          </table:table-cell>
          <table:table-cell table:style-name="Tableau1.D5" office:value-type="string">
            <text:p text:style-name="P11"/>
          </table:table-cell>
          <table:table-cell table:style-name="Tableau1.E5" office:value-type="string">
            <text:p text:style-name="P13"/>
          </table:table-cell>
          <table:table-cell table:style-name="Tableau1.F5">
            <text:p text:style-name="P42"/>
          </table:table-cell>
        </table:table-row>
        <table:table-row table:style-name="TableLine94918717670912">
          <table:table-cell table:style-name="Tableau1.A6" table:formula="ooow:&lt;A5&gt;+1" office:value-type="float" office:value="5">
            <text:p text:style-name="P39">5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6">
            <text:p text:style-name="P40"/>
          </table:table-cell>
        </table:table-row>
        <table:table-row table:style-name="TableLine94918711612928">
          <table:table-cell table:style-name="Tableau1.A7" table:formula="ooow:&lt;A6&gt;+1" office:value-type="float" office:value="6">
            <text:p text:style-name="P39">6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7">
            <text:p text:style-name="P40"/>
          </table:table-cell>
        </table:table-row>
        <table:table-row table:style-name="TableLine94918720588800">
          <table:table-cell table:style-name="Tableau1.A8" table:formula="ooow:&lt;A7&gt;+1" office:value-type="float" office:value="7">
            <text:p text:style-name="P39">7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8">
            <text:p text:style-name="P40"/>
          </table:table-cell>
        </table:table-row>
        <table:table-row table:style-name="TableLine94918710668800">
          <table:table-cell table:style-name="Tableau1.A9" table:formula="ooow:&lt;A8&gt;+1" office:value-type="float" office:value="8">
            <text:p text:style-name="P39">8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9">
            <text:p text:style-name="P40"/>
          </table:table-cell>
        </table:table-row>
        <table:table-row table:style-name="TableLine94918698953216">
          <table:table-cell table:style-name="Tableau1.A10" table:formula="ooow:&lt;A9&gt;+1" office:value-type="float" office:value="9">
            <text:p text:style-name="P39">9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10">
            <text:p text:style-name="P40"/>
          </table:table-cell>
        </table:table-row>
        <table:table-row table:style-name="TableLine94918690187264">
          <table:table-cell table:style-name="Tableau1.A11" table:formula="ooow:&lt;A10&gt;+1" office:value-type="float" office:value="10">
            <text:p text:style-name="P39">10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11">
            <text:p text:style-name="P40"/>
          </table:table-cell>
        </table:table-row>
        <table:table-row table:style-name="TableLine94918710790864">
          <table:table-cell table:style-name="Tableau1.A12" table:formula="ooow:&lt;A11&gt;+1" office:value-type="float" office:value="11">
            <text:p text:style-name="P66">11</text:p>
          </table:table-cell>
          <table:table-cell table:style-name="Tableau1.B50" office:value-type="string">
            <text:p text:style-name="P49">Vacance<text:span text:style-name="T4">s TOUSSAINT 2022</text:span> </text:p>
          </table:table-cell>
          <table:table-cell table:style-name="Tableau1.C12" office:value-type="string">
            <text:p text:style-name="P50"/>
          </table:table-cell>
          <table:table-cell table:style-name="Tableau1.D12" office:value-type="string">
            <text:p text:style-name="P49"/>
          </table:table-cell>
          <table:table-cell table:style-name="Tableau1.E12" office:value-type="string">
            <text:p text:style-name="P49"/>
          </table:table-cell>
          <table:table-cell table:style-name="Tableau1.F12">
            <text:p text:style-name="P57"/>
          </table:table-cell>
        </table:table-row>
        <table:table-row table:style-name="TableLine94918634619600">
          <table:table-cell table:style-name="Tableau1.A13" table:formula="ooow:&lt;A12&gt;+1" office:value-type="float" office:value="12">
            <text:p text:style-name="P61">12</text:p>
          </table:table-cell>
          <table:table-cell table:style-name="Tableau1.B50" office:value-type="string">
            <text:p text:style-name="P58">PERIODE <text:span text:style-name="T7">2 </text:span><text:span text:style-name="T15">( 7 sem)</text:span></text:p>
          </table:table-cell>
          <table:table-cell table:style-name="Tableau1.C13" office:value-type="string">
            <text:p text:style-name="P58"/>
          </table:table-cell>
          <table:table-cell table:style-name="Tableau1.D13" office:value-type="string">
            <text:p text:style-name="P58">2022<text:span text:style-name="T7">1024</text:span></text:p>
          </table:table-cell>
          <table:table-cell table:style-name="Tableau1.E13" office:value-type="string">
            <text:p text:style-name="P58">20221<text:span text:style-name="T7">210</text:span></text:p>
          </table:table-cell>
          <table:table-cell table:style-name="Tableau1.F13" table:formula="ooow:sum&lt;F14:F21&gt;" office:value-type="float" office:value="0">
            <text:p text:style-name="P60">0,0</text:p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0">13</text:p>
          </table:table-cell>
          <table:table-cell table:style-name="Tableau1.B50" office:value-type="string">
            <text:p text:style-name="P27"/>
          </table:table-cell>
          <table:table-cell table:style-name="Tableau1.C14" office:value-type="string">
            <text:p text:style-name="P12"/>
          </table:table-cell>
          <table:table-cell table:style-name="Tableau1.D14" office:value-type="string">
            <text:p text:style-name="P15"/>
          </table:table-cell>
          <table:table-cell table:style-name="Tableau1.E14" office:value-type="string">
            <text:p text:style-name="P15"/>
          </table:table-cell>
          <table:table-cell table:style-name="Tableau1.F14" office:value-type="float" office:value="0">
            <text:p text:style-name="P44">0,0</text:p>
          </table:table-cell>
        </table:table-row>
        <table:table-row table:style-name="TableLine94918707187200">
          <table:table-cell table:style-name="Tableau1.A15" table:formula="ooow:&lt;A14&gt;+1" office:value-type="float" office:value="14">
            <text:p text:style-name="P10">14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5">
            <text:p text:style-name="P45"/>
          </table:table-cell>
        </table:table-row>
        <table:table-row table:style-name="TableLine94918717801984">
          <table:table-cell table:style-name="Tableau1.A16" table:formula="ooow:&lt;A15&gt;+1" office:value-type="float" office:value="15">
            <text:p text:style-name="P10">15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6">
            <text:p text:style-name="P45"/>
          </table:table-cell>
        </table:table-row>
        <table:table-row table:style-name="TableLine94918714289360">
          <table:table-cell table:style-name="Tableau1.A17" table:formula="ooow:&lt;A16&gt;+1" office:value-type="float" office:value="16">
            <text:p text:style-name="P10">16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7">
            <text:p text:style-name="P45"/>
          </table:table-cell>
        </table:table-row>
        <table:table-row table:style-name="TableLine94918651613696">
          <table:table-cell table:style-name="Tableau1.A18" table:formula="ooow:&lt;A17&gt;+1" office:value-type="float" office:value="17">
            <text:p text:style-name="P10">17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8">
            <text:p text:style-name="P45"/>
          </table:table-cell>
        </table:table-row>
        <table:table-row table:style-name="TableLine94918682770432">
          <table:table-cell table:style-name="Tableau1.A19" table:formula="ooow:&lt;A18&gt;+1" office:value-type="float" office:value="18">
            <text:p text:style-name="P10">18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9">
            <text:p text:style-name="P45"/>
          </table:table-cell>
        </table:table-row>
        <table:table-row table:style-name="TableLine94918709309952">
          <table:table-cell table:style-name="Tableau1.A20" table:formula="ooow:&lt;A19&gt;+1" office:value-type="float" office:value="19">
            <text:p text:style-name="P10">19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20">
            <text:p text:style-name="P45"/>
          </table:table-cell>
        </table:table-row>
        <table:table-row table:style-name="TableLine94918635215872">
          <table:table-cell table:style-name="Tableau1.A21" table:formula="ooow:&lt;A20&gt;+1" office:value-type="float" office:value="20">
            <text:p text:style-name="P10">20</text:p>
          </table:table-cell>
          <table:table-cell table:style-name="Tableau1.B50" office:value-type="string">
            <text:p text:style-name="P27"/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27"/>
          </table:table-cell>
          <table:table-cell table:style-name="Tableau1.E21" office:value-type="string">
            <text:p text:style-name="P27"/>
          </table:table-cell>
          <table:table-cell table:style-name="Tableau1.F21" office:value-type="float" office:value="0">
            <text:p text:style-name="P48">0,0</text:p>
          </table:table-cell>
        </table:table-row>
        <table:table-row table:style-name="TableLine94918640549376">
          <table:table-cell table:style-name="Tableau1.A22" table:formula="ooow:&lt;A21&gt;+1" office:value-type="float" office:value="21">
            <text:p text:style-name="P53">21</text:p>
          </table:table-cell>
          <table:table-cell table:style-name="Tableau1.B50" office:value-type="string">
            <text:p text:style-name="P54">Vacance<text:span text:style-name="T4">s NOEL 2022</text:span> </text:p>
          </table:table-cell>
          <table:table-cell table:style-name="Tableau1.C22" office:value-type="string">
            <text:p text:style-name="P55"/>
          </table:table-cell>
          <table:table-cell table:style-name="Tableau1.D22" office:value-type="string">
            <text:p text:style-name="P55"/>
          </table:table-cell>
          <table:table-cell table:style-name="Tableau1.E22" office:value-type="string">
            <text:p text:style-name="P55"/>
          </table:table-cell>
          <table:table-cell table:style-name="Tableau1.F22">
            <text:p text:style-name="P56"/>
          </table:table-cell>
        </table:table-row>
        <table:table-row table:style-name="TableLine94918690993648">
          <table:table-cell table:style-name="Tableau1.A23" table:formula="ooow:&lt;A22&gt;+1" office:value-type="float" office:value="22">
            <text:p text:style-name="P61">22</text:p>
          </table:table-cell>
          <table:table-cell table:style-name="Tableau1.B50" office:value-type="string">
            <text:p text:style-name="P58">PERIODE <text:span text:style-name="T7">3 </text:span><text:span text:style-name="T15">( 6 sem)</text:span></text:p>
          </table:table-cell>
          <table:table-cell table:style-name="Tableau1.C23" office:value-type="string">
            <text:p text:style-name="P58"/>
          </table:table-cell>
          <table:table-cell table:style-name="Tableau1.D23" office:value-type="string">
            <text:p text:style-name="P58">202<text:span text:style-name="T7">30109</text:span></text:p>
          </table:table-cell>
          <table:table-cell table:style-name="Tableau1.E23" office:value-type="string">
            <text:p text:style-name="P58">202<text:span text:style-name="T7">30218</text:span></text:p>
          </table:table-cell>
          <table:table-cell table:style-name="Tableau1.F23" table:formula="ooow:sum&lt;F24:F31&gt;" office:value-type="float" office:value="0">
            <text:p text:style-name="P60">0,0</text:p>
          </table:table-cell>
        </table:table-row>
        <table:table-row table:style-name="TableLine94918709326160">
          <table:table-cell table:style-name="Tableau1.A24" table:formula="ooow:&lt;A23&gt;+1" office:value-type="float" office:value="23">
            <text:p text:style-name="P10">23</text:p>
          </table:table-cell>
          <table:table-cell table:style-name="Tableau1.B50" office:value-type="string">
            <text:p text:style-name="P30"/>
          </table:table-cell>
          <table:table-cell table:style-name="Tableau1.C24" office:value-type="string">
            <text:p text:style-name="P26"/>
          </table:table-cell>
          <table:table-cell table:style-name="Tableau1.D24" office:value-type="string">
            <text:p text:style-name="P29"/>
          </table:table-cell>
          <table:table-cell table:style-name="Tableau1.E24" office:value-type="string">
            <text:p text:style-name="P30"/>
          </table:table-cell>
          <table:table-cell table:style-name="Tableau1.F24">
            <text:p text:style-name="P43"/>
          </table:table-cell>
        </table:table-row>
        <table:table-row table:style-name="TableLine94918709339440">
          <table:table-cell table:style-name="Tableau1.A25" table:formula="ooow:&lt;A24&gt;+1" office:value-type="float" office:value="24">
            <text:p text:style-name="P10">24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5">
            <text:p text:style-name="P46"/>
          </table:table-cell>
        </table:table-row>
        <table:table-row table:style-name="TableLine94918685234096">
          <table:table-cell table:style-name="Tableau1.A26" table:formula="ooow:&lt;A25&gt;+1" office:value-type="float" office:value="25">
            <text:p text:style-name="P10">25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6">
            <text:p text:style-name="P46"/>
          </table:table-cell>
        </table:table-row>
        <table:table-row table:style-name="TableLine94918720040272">
          <table:table-cell table:style-name="Tableau1.A27" table:formula="ooow:&lt;A26&gt;+1" office:value-type="float" office:value="26">
            <text:p text:style-name="P10">26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7">
            <text:p text:style-name="P46"/>
          </table:table-cell>
        </table:table-row>
        <table:table-row table:style-name="TableLine94918664704272">
          <table:table-cell table:style-name="Tableau1.A28" table:formula="ooow:&lt;A27&gt;+1" office:value-type="float" office:value="27">
            <text:p text:style-name="P10">27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8">
            <text:p text:style-name="P46"/>
          </table:table-cell>
        </table:table-row>
        <table:table-row table:style-name="TableLine94918690893296">
          <table:table-cell table:style-name="Tableau1.A29" table:formula="ooow:&lt;A28&gt;+1" office:value-type="float" office:value="28">
            <text:p text:style-name="P10">28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9">
            <text:p text:style-name="P46"/>
          </table:table-cell>
        </table:table-row>
        <table:table-row table:style-name="TableLine94918708737008">
          <table:table-cell table:style-name="Tableau1.A30" table:formula="ooow:&lt;A29&gt;+1" office:value-type="float" office:value="29">
            <text:p text:style-name="P10">29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30">
            <text:p text:style-name="P46"/>
          </table:table-cell>
        </table:table-row>
        <table:table-row table:style-name="TableLine94918710673600">
          <table:table-cell table:style-name="Tableau1.A31" table:formula="ooow:&lt;A30&gt;+1" office:value-type="float" office:value="30">
            <text:p text:style-name="P10">30</text:p>
          </table:table-cell>
          <table:table-cell table:style-name="Tableau1.B50" office:value-type="string">
            <text:p text:style-name="P30"/>
          </table:table-cell>
          <table:table-cell table:style-name="Tableau1.C31" office:value-type="string">
            <text:p text:style-name="P17"/>
          </table:table-cell>
          <table:table-cell table:style-name="Tableau1.D31" office:value-type="string">
            <text:p text:style-name="P18"/>
          </table:table-cell>
          <table:table-cell table:style-name="Tableau1.E31" office:value-type="string">
            <text:p text:style-name="P16"/>
          </table:table-cell>
          <table:table-cell table:style-name="Tableau1.F31">
            <text:p text:style-name="P43"/>
          </table:table-cell>
        </table:table-row>
        <table:table-row table:style-name="TableLine94918717279712">
          <table:table-cell table:style-name="Tableau1.A32" table:formula="ooow:&lt;A31&gt;+1" office:value-type="float" office:value="31">
            <text:p text:style-name="P66">31</text:p>
          </table:table-cell>
          <table:table-cell table:style-name="Tableau1.B50" office:value-type="string">
            <text:p text:style-name="P68">Vacance<text:span text:style-name="T4">s CARNAVAL 2023</text:span> </text:p>
          </table:table-cell>
          <table:table-cell table:style-name="Tableau1.C32" office:value-type="string">
            <text:p text:style-name="P67"/>
          </table:table-cell>
          <table:table-cell table:style-name="Tableau1.D32" office:value-type="string">
            <text:p text:style-name="P67"/>
          </table:table-cell>
          <table:table-cell table:style-name="Tableau1.E32" office:value-type="string">
            <text:p text:style-name="P67"/>
          </table:table-cell>
          <table:table-cell table:style-name="Tableau1.F32">
            <text:p text:style-name="P70"/>
          </table:table-cell>
        </table:table-row>
        <table:table-row table:style-name="TableLine94918685295312">
          <table:table-cell table:style-name="Tableau1.A33" table:formula="ooow:&lt;A32&gt;+1" office:value-type="float" office:value="32">
            <text:p text:style-name="P61">32</text:p>
          </table:table-cell>
          <table:table-cell table:style-name="Tableau1.B50" office:value-type="string">
            <text:p text:style-name="P58">PERIODE <text:span text:style-name="T8">4 </text:span><text:span text:style-name="T15">( 7 sem )</text:span></text:p>
          </table:table-cell>
          <table:table-cell table:style-name="Tableau1.C33" office:value-type="string">
            <text:p text:style-name="P58"/>
          </table:table-cell>
          <table:table-cell table:style-name="Tableau1.D33" office:value-type="string">
            <text:p text:style-name="P58">202<text:span text:style-name="T8">30306</text:span></text:p>
          </table:table-cell>
          <table:table-cell table:style-name="Tableau1.E33" office:value-type="string">
            <text:p text:style-name="P58">202<text:span text:style-name="T8">304</text:span><text:span text:style-name="T12">22</text:span></text:p>
          </table:table-cell>
          <table:table-cell table:style-name="Tableau1.F33" table:formula="ooow:sum&lt;F34:F41&gt;" office:value-type="float" office:value="0">
            <text:p text:style-name="P60">0,0</text:p>
          </table:table-cell>
        </table:table-row>
        <table:table-row table:style-name="TableLine94918580505152">
          <table:table-cell table:style-name="Tableau1.A34" table:formula="ooow:&lt;A33&gt;+1" office:value-type="float" office:value="33">
            <text:p text:style-name="P10">33</text:p>
          </table:table-cell>
          <table:table-cell table:style-name="Tableau1.B50" office:value-type="string">
            <text:p text:style-name="P19"/>
          </table:table-cell>
          <table:table-cell table:style-name="Tableau1.C34" office:value-type="string">
            <text:p text:style-name="P28"/>
          </table:table-cell>
          <table:table-cell table:style-name="Tableau1.D34" office:value-type="string">
            <text:p text:style-name="P31"/>
          </table:table-cell>
          <table:table-cell table:style-name="Tableau1.E34" office:value-type="string">
            <text:p text:style-name="P32"/>
          </table:table-cell>
          <table:table-cell table:style-name="Tableau1.F34">
            <text:p text:style-name="P47"/>
          </table:table-cell>
        </table:table-row>
        <table:table-row table:style-name="TableLine94918708728112">
          <table:table-cell table:style-name="Tableau1.A35" table:formula="ooow:&lt;A34&gt;+1" office:value-type="float" office:value="34">
            <text:p text:style-name="P10">34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5">
            <text:p text:style-name="P41"/>
          </table:table-cell>
        </table:table-row>
        <table:table-row table:style-name="TableLine94918699110528">
          <table:table-cell table:style-name="Tableau1.A36" table:formula="ooow:&lt;A35&gt;+1" office:value-type="float" office:value="35">
            <text:p text:style-name="P10">35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6">
            <text:p text:style-name="P41"/>
          </table:table-cell>
        </table:table-row>
        <table:table-row table:style-name="TableLine94918648755568">
          <table:table-cell table:style-name="Tableau1.A37" table:formula="ooow:&lt;A36&gt;+1" office:value-type="float" office:value="36">
            <text:p text:style-name="P10">36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7">
            <text:p text:style-name="P41"/>
          </table:table-cell>
        </table:table-row>
        <table:table-row table:style-name="TableLine94918697538640">
          <table:table-cell table:style-name="Tableau1.A38" table:formula="ooow:&lt;A37&gt;+1" office:value-type="float" office:value="37">
            <text:p text:style-name="P10">37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8">
            <text:p text:style-name="P41"/>
          </table:table-cell>
        </table:table-row>
        <table:table-row table:style-name="TableLine94918709036384">
          <table:table-cell table:style-name="Tableau1.A39" table:formula="ooow:&lt;A38&gt;+1" office:value-type="float" office:value="38">
            <text:p text:style-name="P10">38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9">
            <text:p text:style-name="P41"/>
          </table:table-cell>
        </table:table-row>
        <text:soft-page-break/>
        <table:table-row table:style-name="TableLine94918709207232">
          <table:table-cell table:style-name="Tableau1.A40" table:formula="ooow:&lt;A39&gt;+1" office:value-type="float" office:value="39">
            <text:p text:style-name="P10">39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40">
            <text:p text:style-name="P41"/>
          </table:table-cell>
        </table:table-row>
        <table:table-row table:style-name="TableLine94918580963088">
          <table:table-cell table:style-name="Tableau1.A41" table:formula="ooow:&lt;A40&gt;+1" office:value-type="float" office:value="40">
            <text:p text:style-name="P10">40</text:p>
          </table:table-cell>
          <table:table-cell table:style-name="Tableau1.B50" office:value-type="string">
            <text:p text:style-name="P32"/>
          </table:table-cell>
          <table:table-cell table:style-name="Tableau1.C41" office:value-type="string">
            <text:p text:style-name="P35"/>
          </table:table-cell>
          <table:table-cell table:style-name="Tableau1.D41" office:value-type="string">
            <text:p text:style-name="P36"/>
          </table:table-cell>
          <table:table-cell table:style-name="Tableau1.E41" office:value-type="string">
            <text:p text:style-name="P34"/>
          </table:table-cell>
          <table:table-cell table:style-name="Tableau1.F41">
            <text:p text:style-name="P41"/>
          </table:table-cell>
        </table:table-row>
        <table:table-row table:style-name="TableLine94918580745952">
          <table:table-cell table:style-name="Tableau1.A42" table:formula="ooow:&lt;A41&gt;+1" office:value-type="float" office:value="41">
            <text:p text:style-name="P66">41</text:p>
          </table:table-cell>
          <table:table-cell table:style-name="Tableau1.B50" office:value-type="string">
            <text:p text:style-name="P68">Vacance<text:span text:style-name="T4">s <text:s/></text:span><text:span text:style-name="T5">PAQUES 2023</text:span> </text:p>
          </table:table-cell>
          <table:table-cell table:style-name="Tableau1.C42" office:value-type="string">
            <text:p text:style-name="P69"/>
          </table:table-cell>
          <table:table-cell table:style-name="Tableau1.D42" office:value-type="string">
            <text:p text:style-name="P69"/>
          </table:table-cell>
          <table:table-cell table:style-name="Tableau1.E42" office:value-type="string">
            <text:p text:style-name="P69"/>
          </table:table-cell>
          <table:table-cell table:style-name="Tableau1.F42">
            <text:p text:style-name="P70"/>
          </table:table-cell>
        </table:table-row>
        <table:table-row table:style-name="TableLine94918719066624">
          <table:table-cell table:style-name="Tableau1.A43" table:formula="ooow:&lt;A42&gt;+1" office:value-type="float" office:value="42">
            <text:p text:style-name="P61">42</text:p>
          </table:table-cell>
          <table:table-cell table:style-name="Tableau1.B50" office:value-type="string">
            <text:p text:style-name="P58">PERIODE <text:span text:style-name="T9">5 </text:span><text:span text:style-name="T15">(4,5 sem)</text:span></text:p>
          </table:table-cell>
          <table:table-cell table:style-name="Tableau1.C43" office:value-type="string">
            <text:p text:style-name="P58"/>
          </table:table-cell>
          <table:table-cell table:style-name="Tableau1.D43" office:value-type="string">
            <text:p text:style-name="P58">202<text:span text:style-name="T9">30509</text:span></text:p>
          </table:table-cell>
          <table:table-cell table:style-name="Tableau1.E43" office:value-type="string">
            <text:p text:style-name="P58">202<text:span text:style-name="T9">30610</text:span></text:p>
          </table:table-cell>
          <table:table-cell table:style-name="Tableau1.F43" table:formula="ooow:sum&lt;F44:F51&gt;" office:value-type="float" office:value="0">
            <text:p text:style-name="P60">0,0</text:p>
          </table:table-cell>
        </table:table-row>
        <table:table-row table:style-name="TableLine94918690333968">
          <table:table-cell table:style-name="Tableau1.A44" table:formula="ooow:&lt;A43&gt;+1" office:value-type="float" office:value="43">
            <text:p text:style-name="P10">43</text:p>
          </table:table-cell>
          <table:table-cell table:style-name="Tableau1.B50" office:value-type="string">
            <text:p text:style-name="P37"/>
          </table:table-cell>
          <table:table-cell table:style-name="Tableau1.C44" office:value-type="string">
            <text:p text:style-name="P7"/>
          </table:table-cell>
          <table:table-cell table:style-name="Tableau1.D44" office:value-type="string">
            <text:p text:style-name="P20"/>
          </table:table-cell>
          <table:table-cell table:style-name="Tableau1.E44" office:value-type="string">
            <text:p text:style-name="P7"/>
          </table:table-cell>
          <table:table-cell table:style-name="Tableau1.F44">
            <text:p text:style-name="P22"/>
          </table:table-cell>
        </table:table-row>
        <table:table-row table:style-name="TableLine94918717476864">
          <table:table-cell table:style-name="Tableau1.A45" table:formula="ooow:&lt;A44&gt;+1" office:value-type="float" office:value="44">
            <text:p text:style-name="P10">44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5">
            <text:p text:style-name="P22"/>
          </table:table-cell>
        </table:table-row>
        <table:table-row table:style-name="TableLine94918711306448">
          <table:table-cell table:style-name="Tableau1.A46" table:formula="ooow:&lt;A45&gt;+1" office:value-type="float" office:value="45">
            <text:p text:style-name="P10">45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6">
            <text:p text:style-name="P22"/>
          </table:table-cell>
        </table:table-row>
        <table:table-row table:style-name="TableLine94918714950144">
          <table:table-cell table:style-name="Tableau1.A47" table:formula="ooow:&lt;A46&gt;+1" office:value-type="float" office:value="46">
            <text:p text:style-name="P10">46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7">
            <text:p text:style-name="P22"/>
          </table:table-cell>
        </table:table-row>
        <table:table-row table:style-name="TableLine94918699178464">
          <table:table-cell table:style-name="Tableau1.A48" table:formula="ooow:&lt;A47&gt;+1" office:value-type="float" office:value="47">
            <text:p text:style-name="P10">47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8">
            <text:p text:style-name="P22"/>
          </table:table-cell>
        </table:table-row>
        <table:table-row table:style-name="TableLine94918712253888">
          <table:table-cell table:style-name="Tableau1.A49" table:formula="ooow:&lt;A48&gt;+1" office:value-type="float" office:value="48">
            <text:p text:style-name="P10">48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9">
            <text:p text:style-name="P22"/>
          </table:table-cell>
        </table:table-row>
        <table:table-row table:style-name="Tableau1.50">
          <table:table-cell table:style-name="Tableau1.A50" table:formula="ooow:&lt;A49&gt;+1" office:value-type="float" office:value="49">
            <text:p text:style-name="P10">49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50">
            <text:p text:style-name="P22"/>
          </table:table-cell>
        </table:table-row>
        <table:table-row table:style-name="TableLine94918686472224">
          <table:table-cell table:style-name="Tableau1.A51" table:formula="ooow:&lt;A50&gt;+1" office:value-type="float" office:value="50">
            <text:p text:style-name="P10">50</text:p>
          </table:table-cell>
          <table:table-cell table:style-name="Tableau1.B51" office:value-type="string">
            <text:p text:style-name="P21"/>
          </table:table-cell>
          <table:table-cell table:style-name="Tableau1.C51" office:value-type="string">
            <text:p text:style-name="P9"/>
          </table:table-cell>
          <table:table-cell table:style-name="Tableau1.D51" office:value-type="string">
            <text:p text:style-name="P9"/>
          </table:table-cell>
          <table:table-cell table:style-name="Tableau1.E51" office:value-type="string">
            <text:p text:style-name="P20"/>
          </table:table-cell>
          <table:table-cell table:style-name="Tableau1.F51">
            <text:p text:style-name="P22"/>
          </table:table-cell>
        </table:table-row>
        <table:table-row table:style-name="TableLine94918688710608">
          <table:table-cell table:style-name="Tableau1.A52">
            <text:p text:style-name="P39"/>
          </table:table-cell>
          <table:table-cell table:style-name="Tableau1.B52" office:value-type="string">
            <text:p text:style-name="P49"><text:span text:style-name="T6">Fin 2022/2023</text:span> </text:p>
          </table:table-cell>
          <table:table-cell table:style-name="Tableau1.C52" office:value-type="string">
            <text:p text:style-name="P51"/>
          </table:table-cell>
          <table:table-cell table:style-name="Tableau1.D52" office:value-type="string">
            <text:p text:style-name="P51"/>
          </table:table-cell>
          <table:table-cell table:style-name="Tableau1.E52" office:value-type="string">
            <text:p text:style-name="P51"/>
          </table:table-cell>
          <table:table-cell table:style-name="Tableau1.F52" table:formula="ooow:sum&lt;F2:F51&gt;/2" office:value-type="float" office:value="1">
            <text:p text:style-name="P52">1,0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18c284d" officeooo:paragraph-rsid="018c284d" style:font-weight-asian="bold" style:font-weight-complex="bold"/>
    </style:style>
    <style:style style:name="MT1" style:family="text">
      <style:text-properties officeooo:rsid="01b0579e"/>
    </style:style>
    <style:style style:name="MT2" style:family="text">
      <style:text-properties officeooo:rsid="01b967d9"/>
    </style:style>
    <style:style style:name="MT3" style:family="text">
      <style:text-properties officeooo:rsid="01baf3c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</text:span><text:span text:style-name="MT2">ERMINALE </text:span>MAT<text:span text:style-name="MT3">H</text:span>S <text:s/><text:span text:style-name="MT2">SPECIALITE </text:span>(2022/2023) </text:p>
      </style:header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7T14:31:01.060352038</dc:date>
    <meta:editing-duration>P3DT12H56M31S</meta:editing-duration>
    <meta:editing-cycles>706</meta:editing-cycles>
    <meta:generator>LibreOffice/7.3.5.2$Linux_X86_64 LibreOffice_project/30$Build-2</meta:generator>
    <meta:document-statistic meta:table-count="1" meta:image-count="0" meta:object-count="0" meta:page-count="2" meta:paragraph-count="90" meta:word-count="129" meta:character-count="548" meta:non-whitespace-character-count="498"/>
  </office:meta>
</office:document-meta>
</file>